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fo:background-color="transparent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normal" fo:background-color="transparent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 loext:char-shading-value="0"/>
    </style:style>
    <style:style style:name="T3" style:family="text">
      <style:text-properties fo:font-weight="normal" fo:background-color="transparent" style:font-weight-asian="normal" style:font-weight-complex="normal" loext:char-shading-value="0"/>
    </style:style>
    <style:style style:name="T4" style:family="text">
      <style:text-properties fo:font-weight="normal" fo:background-color="transparent" style:font-weight-asian="normal" style:font-weight-complex="normal" loext:char-shading-value="0"/>
    </style:style>
    <style:style style:name="T5" style:family="text">
      <style:text-properties fo:font-weight="normal" fo:background-color="transparent" style:font-weight-asian="normal" style:font-weight-complex="normal" loext:char-shading-value="0"/>
    </style:style>
    <style:style style:name="T6" style:family="text">
      <style:text-properties fo:font-weight="normal" fo:background-color="transparent" style:font-weight-asian="normal" style:font-weight-complex="normal" loext:char-shading-value="0"/>
    </style:style>
    <style:style style:name="T7" style:family="text">
      <style:text-properties fo:font-weight="normal" fo:background-color="transparent" style:font-weight-asian="normal" style:font-weight-complex="normal" loext:char-shading-value="0"/>
    </style:style>
    <style:style style:name="T8" style:family="text">
      <style:text-properties fo:font-weight="normal" fo:background-color="transparent" style:font-weight-asian="normal" style:font-weight-complex="normal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Quellenverzeichnis:</text:p>
      <text:p text:style-name="P1"/>
      <text:p text:style-name="P1">[SWT10] <text:span text:style-name="T1">Thomas Grechening, Mario Bernhart, Roland Breiteneder, Karin Kappel:</text:span></text:p>
      <text:p text:style-name="P1"><text:span text:style-name="T1">Softwaretechnik, Pearson Studium 2010, </text:span><text:span text:style-name="T1">München, </text:span><text:span text:style-name="T1">ISBN 978-386894-007-7</text:span></text:p>
      <text:p text:style-name="P1">[SWT10-1] <text:span text:style-name="T1">Seite 301</text:span></text:p>
      <text:p text:style-name="P1"><text:span text:style-name="T1">[SWT10-</text:span><text:span text:style-name="T1">2</text:span><text:span text:style-name="T1">] Seite </text:span><text:span text:style-name="T1">332</text:span></text:p>
      <text:p text:style-name="P1"><text:span text:style-name="T2">[SWT10-</text:span><text:span text:style-name="T2">3</text:span><text:span text:style-name="T2">] </text:span><text:span text:style-name="T2">Seite 332</text:span></text:p>
      <text:p text:style-name="P1"><text:span text:style-name="T2">[SWT10-</text:span><text:span text:style-name="T2">4] Seite </text:span><text:span text:style-name="T2">333 </text:span><text:span text:style-name="T2">ff</text:span></text:p>
      <text:p text:style-name="P1"><text:span text:style-name="T2">[SWT10-</text:span><text:span text:style-name="T2">5</text:span><text:span text:style-name="T2">] </text:span><text:span text:style-name="T2">Seite 336</text:span></text:p>
      <text:p text:style-name="P2"/>
      <text:p text:style-name="P5"><text:span text:style-name="T9">[S-T02] </text:span>Georg Erwin Thaller:</text:p>
      <text:p text:style-name="P5">Software-Test, Verifikation und Validation, Verlag Heinz Heise GmbH &amp;Co KG, Hannover,</text:p>
      <text:p text:style-name="P5">ISBN 3-88229-198-2</text:p>
      <text:p text:style-name="P5"><text:span text:style-name="T9">[S-T02-1]</text:span> Seite 15</text:p>
      <text:p text:style-name="P2"/>
      <text:p text:style-name="P7">[BTa15] <text:span text:style-name="T1">Thomas Bucsics, Manfred Baumgartner, Richard Seidl, Stefan Gwihs:</text:span></text:p>
      <text:p text:style-name="P6">Basiswissen Testautomatisierung, Konzepte, Methoden und Techniken,</text:p>
      <text:p text:style-name="P6">dpunkt.verlag 2015 Heidelberg</text:p>
      <text:p text:style-name="P7">[BTa15-1] <text:span text:style-name="T1">Seite 7</text:span></text:p>
      <text:p text:style-name="P7"><text:span text:style-name="T1">[BTa15-</text:span><text:span text:style-name="T1">2</text:span><text:span text:style-name="T1">] </text:span><text:span text:style-name="T1">Seite 12</text:span></text:p>
      <text:p text:style-name="P7"><text:span text:style-name="T1">[BTa15-</text:span><text:span text:style-name="T1">3</text:span><text:span text:style-name="T1">] </text:span><text:span text:style-name="T1">Seite 12</text:span></text:p>
      <text:p text:style-name="P6"/>
      <text:p text:style-name="P7">[PwSwt08] <text:span text:style-name="T1">Andreas Spillner, Thomas Roßner, Mario Winter, Tilo Linz:</text:span></text:p>
      <text:p text:style-name="P6">Praxiswissen Softwaretest, Testmanagement, Aus- und Weiterbildung zum Certified Tester, Advanced Level, nach ISTQB-Standard,</text:p>
      <text:p text:style-name="P6">dpunkt.verlag, 2008 Heidelberg</text:p>
      <text:p text:style-name="P7"><text:span text:style-name="T1">[</text:span><text:span text:style-name="T1">PwSwt08-1] Seite 85</text:span></text:p>
      <text:p text:style-name="P1"/>
      <text:p text:style-name="P3"><text:span text:style-name="T9">[F01] </text:span><text:span text:style-name="T11">Website School of Mathematics, University of Minnesota: </text:span><text:span text:style-name="T11">http://www.math.umn.edu/~arnold/disasters/ariane.html <text:s/></text:span><text:span text:style-name="T11">(last access Nov 2016)</text:span></text:p>
      <text:p text:style-name="P1"/>
      <text:p text:style-name="P1"><text:s/>[F02] <text:span text:style-name="T11">Website Heise online:</text:span></text:p>
      <text:p text:style-name="P2">http://www.heise.de/newsticker/meldung/Hartz-IV-GAU-bei-der-Arbeitslosengeld-II-Zahlung-Update-124331.html <text:s text:c="2"/><text:span text:style-name="T10">(last access Nov 2016)</text:span></text:p>
      <text:p text:style-name="P1"/>
      <text:p text:style-name="P1"/>
      <text:p text:style-name="P1"/>
      <text:p text:style-name="P1">Abbildungen:</text:p>
      <text:p text:style-name="P1"/>
      <text:p text:style-name="P10"><text:span text:style-name="T9">[JunitAss-1] <text:s/></text:span>Beispiel Code von aus dem Fach Softwaretechnik von meiner Üb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7T11:35:11.924320695</meta:creation-date>
    <dc:date>2016-12-05T18:40:42.90</dc:date>
    <meta:editing-duration>PT3H21M5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27" meta:word-count="142" meta:character-count="1260"/>
  </office:meta>
</office:document-meta>
</file>